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3.75cm" fo:min-width="2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fill="solid" draw:fill-color="#afd095" draw:textarea-horizontal-align="justify" draw:textarea-vertical-align="middle" draw:auto-grow-height="false" fo:min-height="3.75cm" fo:min-width="2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1.7cm" fo:min-width="1.5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a7074b" draw:fill="none" draw:textarea-horizontal-align="justify" draw:textarea-vertical-align="middle" draw:auto-grow-height="false" fo:min-height="2.35cm" fo:min-width="3cm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1.85cm" fo:min-width="2.5cm"/>
    </style:style>
    <style:style style:name="gr11" style:family="graphic" style:parent-style-name="standard">
      <style:graphic-properties draw:fill="solid" draw:fill-color="#afd095" draw:textarea-horizontal-align="justify" draw:textarea-vertical-align="middle" draw:auto-grow-height="false" fo:min-height="1.55cm" fo:min-width="2.5cm"/>
    </style:style>
    <style:style style:name="gr12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loext:graphic-properties draw:fill="solid" draw:fill-color="#b4c7dc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8pt" style:font-size-complex="18pt"/>
    </style:style>
    <style:style style:name="P3" style:family="paragraph">
      <loext:graphic-properties draw:fill="solid" draw:fill-color="#afd095"/>
      <style:paragraph-properties fo:text-align="center"/>
    </style:style>
    <style:style style:name="P4" style:family="paragraph">
      <loext:graphic-properties draw:fill="none" draw:fill-color="#ffffff"/>
      <style:text-properties fo:font-size="9pt" style:font-size-asian="18pt" style:font-size-complex="18pt"/>
    </style:style>
    <style:style style:name="P5" style:family="paragraph">
      <style:text-properties fo:font-size="9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cm" svg:height="4cm" svg:x="7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0.725cm" svg:x="7.2cm" svg:y="1.2cm">
          <draw:text-box>
            <text:p><text:span text:style-name="T1">Template 1</text:span></text:p>
          </draw:text-box>
        </draw:frame>
        <draw:custom-shape draw:style-name="gr3" draw:text-style-name="P3" draw:layer="layout" svg:width="3cm" svg:height="4cm" svg:x="10.6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581cm" svg:height="0.725cm" svg:x="10.8cm" svg:y="1.2cm">
          <draw:text-box>
            <text:p><text:span text:style-name="T1">Template 2</text:span></text:p>
          </draw:text-box>
        </draw:frame>
        <draw:frame draw:style-name="gr4" draw:text-style-name="P4" draw:layer="layout" svg:width="3.5cm" svg:height="0.963cm" svg:x="6.8cm" svg:y="2.2cm">
          <draw:text-box>
            <text:p><text:span text:style-name="T2">__Placeholder 11__</text:span></text:p>
          </draw:text-box>
        </draw:frame>
        <draw:frame draw:style-name="gr4" draw:text-style-name="P4" draw:layer="layout" svg:width="3.699cm" svg:height="0.963cm" svg:x="6.801cm" svg:y="2.901cm">
          <draw:text-box>
            <text:p><text:span text:style-name="T2">__Placeholder 12__</text:span></text:p>
          </draw:text-box>
        </draw:frame>
        <draw:frame draw:style-name="gr4" draw:text-style-name="P4" draw:layer="layout" svg:width="3.499cm" svg:height="0.963cm" svg:x="10.401cm" svg:y="2.301cm">
          <draw:text-box>
            <text:p><text:span text:style-name="T2">__Placeholder 21__</text:span></text:p>
          </draw:text-box>
        </draw:frame>
        <draw:frame draw:style-name="gr4" draw:text-style-name="P4" draw:layer="layout" svg:width="3.499cm" svg:height="0.963cm" svg:x="10.402cm" svg:y="2.802cm">
          <draw:text-box>
            <text:p><text:span text:style-name="T2">__Placeholder 22__</text:span></text:p>
          </draw:text-box>
        </draw:frame>
        <draw:frame draw:style-name="gr5" draw:text-style-name="P4" draw:layer="layout" svg:width="2.9cm" svg:height="0.8cm" svg:x="7cm" svg:y="3.9cm">
          <draw:text-box>
            <text:p text:style-name="P5"><text:span text:style-name="T2">Constant Part 1</text:span></text:p>
          </draw:text-box>
        </draw:frame>
        <draw:frame draw:style-name="gr5" draw:text-style-name="P4" draw:layer="layout" svg:width="2.9cm" svg:height="0.8cm" svg:x="10.7cm" svg:y="3.9cm">
          <draw:text-box>
            <text:p text:style-name="P5"><text:span text:style-name="T2">Constant Part 2</text:span></text:p>
          </draw:text-box>
        </draw:frame>
        <draw:custom-shape draw:style-name="gr6" draw:text-style-name="P6" draw:layer="layout" svg:width="4cm" svg:height="3.9cm" svg:x="0.9cm" svg:y="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2" draw:layer="layout" svg:width="3.139cm" svg:height="0.725cm" svg:x="1.3cm" svg:y="2.5cm">
          <draw:text-box>
            <text:p text:style-name="P7"><text:span text:style-name="T1">Creator-Script</text:span></text:p>
          </draw:text-box>
        </draw:frame>
        <draw:line draw:style-name="gr7" draw:text-style-name="P6" draw:layer="layout" svg:x1="4.9cm" svg:y1="3cm" svg:x2="7cm" svg:y2="3cm">
          <text:p/>
        </draw:line>
        <draw:line draw:style-name="gr7" draw:text-style-name="P6" draw:layer="layout" svg:x1="6cm" svg:y1="3cm" svg:x2="6cm" svg:y2="8cm">
          <text:p/>
        </draw:line>
        <draw:frame draw:style-name="gr2" draw:text-style-name="P2" draw:layer="layout" svg:width="2.957cm" svg:height="2.147cm" svg:x="1.2cm" svg:y="7.2cm">
          <draw:text-box>
            <text:p><text:span text:style-name="T1">User Input </text:span></text:p>
            <text:p><text:span text:style-name="T1">Specifying </text:span></text:p>
            <text:p><text:span text:style-name="T1">Values for</text:span></text:p>
            <text:p><text:span text:style-name="T1">Placeholders</text:span></text:p>
          </draw:text-box>
        </draw:frame>
        <draw:custom-shape draw:style-name="gr8" draw:text-style-name="P6" draw:layer="layout" svg:width="3.5cm" svg:height="2.6cm" svg:x="1cm" svg:y="7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4.5cm" svg:y1="8cm" svg:x2="8.4cm" svg:y2="8cm">
          <text:p/>
        </draw:line>
        <draw:custom-shape draw:style-name="gr10" draw:text-style-name="P1" draw:layer="layout" svg:width="3cm" svg:height="2.1cm" svg:x="8.4cm" svg:y="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907cm" svg:height="0.725cm" svg:x="8.501cm" svg:y="7.601cm">
          <draw:text-box>
            <text:p><text:span text:style-name="T1">New Script 1</text:span></text:p>
          </draw:text-box>
        </draw:frame>
        <draw:line draw:style-name="gr7" draw:text-style-name="P6" draw:layer="layout" svg:x1="2.9cm" svg:y1="5cm" svg:x2="2.9cm" svg:y2="6cm">
          <text:p/>
        </draw:line>
        <draw:line draw:style-name="gr7" draw:text-style-name="P6" draw:layer="layout" svg:x1="12cm" svg:y1="5cm" svg:x2="12cm" svg:y2="6cm">
          <text:p/>
        </draw:line>
        <draw:line draw:style-name="gr7" draw:text-style-name="P6" draw:layer="layout" svg:x1="2.9cm" svg:y1="6cm" svg:x2="12cm" svg:y2="6cm">
          <text:p/>
        </draw:line>
        <draw:line draw:style-name="gr7" draw:text-style-name="P6" draw:layer="layout" svg:x1="7cm" svg:y1="6cm" svg:x2="7cm" svg:y2="10.5cm">
          <text:p/>
        </draw:line>
        <draw:line draw:style-name="gr7" draw:text-style-name="P6" draw:layer="layout" svg:x1="2.6cm" svg:y1="9.6cm" svg:x2="2.6cm" svg:y2="10.5cm">
          <text:p/>
        </draw:line>
        <draw:custom-shape draw:style-name="gr11" draw:text-style-name="P3" draw:layer="layout" svg:width="3cm" svg:height="1.8cm" svg:x="11cm" svg:y="9.7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2.6cm" svg:y1="10.5cm" svg:x2="11cm" svg:y2="10.5cm">
          <text:p/>
        </draw:line>
        <draw:frame draw:style-name="gr2" draw:text-style-name="P2" draw:layer="layout" svg:width="2.907cm" svg:height="0.725cm" svg:x="11.001cm" svg:y="10.101cm">
          <draw:text-box>
            <text:p><text:span text:style-name="T1">New Script 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3-11T08:10:01.068387639</dc:date>
    <meta:editing-duration>PT5M36S</meta:editing-duration>
    <meta:editing-cycles>3</meta:editing-cycles>
    <meta:generator>LibreOffice/7.1.1.2$MacOSX_X86_64 LibreOffice_project/fe0b08f4af1bacafe4c7ecc87ce55bb426164676</meta:generator>
    <meta:document-statistic meta:object-count="27"/>
  </office:meta>
</office:document-meta>
</file>